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Language.link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mapLanguage.setBuildingView( boolean buil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getViewNodes( Collection view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temapLanguage.getViewsForStatement( String role , String hint , Configuration statemen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SitemapLanguage.isBuilding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setBuildingErrorHandler( boolean buil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isBuilding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mapLanguage.createComponentManager( Configuration tre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itemapLanguage.addViewForLabel( String label , String vie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temapLanguage.splitLabels( String labe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mapLanguage.getHintsForStatement( String role , String hint , Configuration statem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60">
            <text:p text:style-name="Table_20_Contents"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